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fo:background-color="#e8f2fe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2a00ff" style:font-name="Consolas" fo:font-size="12pt" fo:language="en" fo:country="US" fo:background-color="#e8f2fe" style:font-name-asian="Consolas" style:font-size-asian="12pt" style:font-name-complex="Calibri" style:font-size-complex="12pt"/>
    </style:style>
    <style:style style:name="P5" style:family="paragraph" style:parent-style-name="Standard">
      <style:paragraph-properties fo:margin-top="0cm" fo:margin-bottom="0cm" fo:line-height="100%" style:text-autospace="none"/>
      <style:text-properties fo:font-size="12pt" style:font-size-asian="12pt" style:font-name-complex="Calibri" style:font-size-complex="12pt"/>
    </style:style>
    <style:style style:name="T1" style:family="text">
      <style:text-properties fo:color="#bf5f3f"/>
    </style:style>
    <style:style style:name="T2" style:family="text">
      <style:text-properties fo:color="#000000"/>
    </style:style>
    <style:style style:name="T3" style:family="text">
      <style:text-properties fo:color="#7f0055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genera una cadena aleatoria, del n0 de caracteres que pases como parámetro a una función e imprímela en un párrafo.</text:p>
      <text:p text:style-name="Standard">Ayuda</text:p>
      <text:p text:style-name="P1"><text:span text:style-name="T1">&lt;%!</text:span><text:span text:style-name="T2"> </text:span><text:span text:style-name="T3">public</text:span><text:span text:style-name="T2"> <text:s/>String genera(</text:span><text:span text:style-name="T3">int</text:span><text:span text:style-name="T2"> longitud){</text:span></text:p>
      <text:p text:style-name="P2"><text:tab/>…...</text:p>
      <text:p text:style-name="P1"><text:span text:style-name="T2"><text:tab/></text:span><text:span text:style-name="T3">return</text:span><text:span text:style-name="T2"> miCad;</text:span></text:p>
      <text:p text:style-name="P2">}</text:p>
      <text:p text:style-name="Standard">2.pintar un cuadrado de caracteres obteniendo altura y anchura con 2 n0s aleatorios</text:p>
      <text:p text:style-name="Standard">3.obtén una página html, tal que obteniendo un n0 aleatorio entre 0 y 23 nos dé como salida:</text:p>
      <text:p text:style-name="Standard"><text:s/>hola son las 8 de la mañana empieza mi jornada(si n es 8)</text:p>
      <text:p text:style-name="Standard"><text:s/>hola son las n y seguimos trabajando (si en n0 n&gt;8 y n&lt;15)</text:p>
      <text:p text:style-name="Standard"/>
      <text:p text:style-name="P3">"adios se acabó la jornada porque son las " xx <text:s/>en cualquier otro caso</text:p>
      <text:p text:style-name="P3"/>
      <text:p text:style-name="Standard">4.declarar un array con los dias de la semana, y otro con los meses del año.</text:p>
      <text:p text:style-name="Standard">Obtener 2 nºs aleatorios, y devolver el dia y el mes</text:p>
      <text:p text:style-name="Standard">5.supongamos que tenemos las variables:</text:p>
      <text:p text:style-name="P5">a = 8;</text:p>
      <text:p text:style-name="P5">b = 3;</text:p>
      <text:p text:style-name="P5">c = 3;</text:p>
      <text:p text:style-name="P5">mostrar el resultado de cada una de las operaciones en 1 párrafo</text:p>
      <text:p text:style-name="P5"><text:s/>( a == <text:s/>b) &amp;&amp; ( c &gt; <text:s/>b)</text:p>
      <text:p text:style-name="P5">( a == <text:s/>b) || ( b == <text:s/>c;</text:p>
      <text:p text:style-name="P4">!( b &lt;= <text:s/>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2T20:40:06.74</meta:creation-date>
    <dc:date>2019-09-24T21:50:32.61</dc:date>
    <meta:editing-duration>PT9M3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1" meta:word-count="176" meta:character-count="852"/>
  </office:meta>
</office:document-meta>
</file>